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CT_6_2018_L1" table:style-name="ta1">
        <table:shapes>
          <draw:frame draw:z-index="0" draw:style-name="gr1" draw:text-style-name="P1" svg:width="1529.97pt" svg:height="738.74pt" svg:x="114.86pt" svg:y="0.91pt">
            <loext:p draw:notify-on-update-of-ranges="OCT_6_2018_L1.A1:OCT_6_2018_L1.A1 OCT_6_2018_L1.A2:OCT_6_2018_L1.A250 OCT_6_2018_L1.B1:OCT_6_2018_L1.B1 OCT_6_2018_L1.B2:OCT_6_2018_L1.B2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6T16:55:00.082437492</dc:date>
    <meta:editing-duration>PT6M57S</meta:editing-duration>
    <meta:editing-cycles>2</meta:editing-cycles>
    <meta:generator>LibreOffice/5.2.7.2$Linux_X86_64 LibreOffice_project/20m0$Build-2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3.975cm" svg:height="26.062cm" xlink:href=".." xlink:type="simple" chart:class="chart:scatter" chart:style-name="ch1">
        <chart:legend chart:legend-position="end" svg:x="53.035cm" svg:y="12.732cm" style:legend-expansion="high" chart:style-name="ch2"/>
        <chart:plot-area chart:style-name="ch3" table:cell-range-address="OCT_6_2018_L1.A1:OCT_6_2018_L1.B250" chart:data-source-has-labels="both" svg:x="1.078cm" svg:y="0.605cm" svg:width="50.876cm" svg:height="25.019cm">
          <chartooo:coordinate-region svg:x="1.805cm" svg:y="0.804cm" svg:width="49.963cm" svg:height="24.621cm"/>
          <chart:axis chart:dimension="x" chart:name="primary-x" chart:style-name="ch4" chartooo:axis-type="auto">
            <chart:categories table:cell-range-address="OCT_6_2018_L1.A2:OCT_6_2018_L1.A2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CT_6_2018_L1.B2:OCT_6_2018_L1.B250" chart:label-cell-address="OCT_6_2018_L1.B1:OCT_6_2018_L1.B1" chart:class="chart:scatter">
            <chart:domain table:cell-range-address="OCT_6_2018_L1.A2:OCT_6_2018_L1.A250"/>
            <chart:data-point chart:repeated="2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OCT_6_2018_L1.B1:OCT_6_2018_L1.B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OCT_6_2018_L1.A2:OCT_6_2018_L1.A250</svg:desc>
                </draw:g>
              </table:table-cell>
              <table:table-cell office:value-type="float" office:value="2">
                <text:p>2</text:p>
                <draw:g>
                  <svg:desc>OCT_6_2018_L1.B2:OCT_6_2018_L1.B250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6.6">
                <text:p>36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6.8">
                <text:p>36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7.2">
                <text:p>37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7.4">
                <text:p>37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7.6">
                <text:p>37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7.8">
                <text:p>37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8.2">
                <text:p>38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8.4">
                <text:p>38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8.6">
                <text:p>38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8.8">
                <text:p>38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9.2">
                <text:p>39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9.4">
                <text:p>39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9.6">
                <text:p>39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9.8">
                <text:p>39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0.2">
                <text:p>40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0.4">
                <text:p>40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0.6">
                <text:p>40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0.8">
                <text:p>40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.2">
                <text:p>4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.4">
                <text:p>41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1.6">
                <text:p>41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1.8">
                <text:p>41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.2">
                <text:p>4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.4">
                <text:p>4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.6">
                <text:p>4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.8">
                <text:p>4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.2">
                <text:p>4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.4">
                <text:p>4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.6">
                <text:p>4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.8">
                <text:p>43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.2">
                <text:p>4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.4">
                <text:p>4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.6">
                <text:p>4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.8">
                <text:p>44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5.2">
                <text:p>45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5.4">
                <text:p>45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5.6">
                <text:p>45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5.8">
                <text:p>45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6.2">
                <text:p>46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6.4">
                <text:p>4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.6">
                <text:p>4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.8">
                <text:p>4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7.2">
                <text:p>47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7.4">
                <text:p>47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7.6">
                <text:p>4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.8">
                <text:p>4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.2">
                <text:p>4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.4">
                <text:p>4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.6">
                <text:p>4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.8">
                <text:p>48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9.2">
                <text:p>49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9.4">
                <text:p>49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9.6">
                <text:p>49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9.8">
                <text:p>49.8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